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1" svg:font-family="Courie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2" svg:font-family="Courier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Courier" fo:font-size="11pt" style:font-size-asian="11pt" style:font-size-complex="11pt"/>
    </style:style>
    <style:style style:name="P2" style:family="paragraph" style:parent-style-name="Standard">
      <style:text-properties style:font-name="Courier" fo:font-size="11pt" style:font-size-asian="11pt" style:font-size-complex="11pt"/>
    </style:style>
    <style:style style:name="P3" style:family="paragraph" style:parent-style-name="Standard">
      <style:text-properties style:font-name="Courier" fo:font-size="11pt" officeooo:rsid="000b1171" officeooo:paragraph-rsid="000b1171" style:font-size-asian="11pt" style:font-size-complex="11pt"/>
    </style:style>
    <style:style style:name="P4" style:family="paragraph" style:parent-style-name="Standard">
      <style:text-properties style:font-name="Courier" fo:font-size="11pt" officeooo:rsid="000b62d6" officeooo:paragraph-rsid="000b62d6" style:font-size-asian="11pt" style:font-size-complex="11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Courier" fo:font-size="11pt" style:font-size-asian="11pt" style:font-size-complex="11pt"/>
    </style:style>
    <style:style style:name="P6" style:family="paragraph" style:parent-style-name="Standard">
      <style:text-properties fo:color="#000000" style:font-name="Courier1" fo:font-size="11pt" style:font-size-asian="11pt" style:font-name-complex="Courier2" style:font-size-complex="11pt"/>
    </style:style>
    <style:style style:name="P7" style:family="paragraph" style:parent-style-name="Standard">
      <style:text-properties style:font-name="Courier" fo:font-size="11pt" officeooo:rsid="000b62d6" officeooo:paragraph-rsid="000b62d6" style:font-size-asian="11pt" style:font-size-complex="11pt"/>
    </style:style>
    <style:style style:name="P8" style:family="paragraph" style:parent-style-name="Standard">
      <style:text-properties style:font-name="Courier" fo:font-size="11pt" officeooo:rsid="000b62d6" officeooo:paragraph-rsid="000c56e8" style:font-size-asian="11pt" style:font-size-complex="11pt"/>
    </style:style>
    <style:style style:name="P9" style:family="paragraph" style:parent-style-name="Standard">
      <style:text-properties officeooo:paragraph-rsid="000c56e8"/>
    </style:style>
    <style:style style:name="T1" style:family="text">
      <style:text-properties fo:color="#ffffff" style:font-name="Courier1" fo:background-color="#0000ff" loext:char-shading-value="0" style:font-name-complex="Courier2"/>
    </style:style>
    <style:style style:name="T2" style:family="text">
      <style:text-properties fo:color="#ffffff" style:font-name="Courier1" fo:background-color="#ff0000" loext:char-shading-value="0" style:font-name-complex="Courier2"/>
    </style:style>
    <style:style style:name="T3" style:family="text">
      <style:text-properties fo:color="#ffffff" style:font-name="Courier1" fo:background-color="#ff0000" loext:char-shading-value="0" style:font-name-complex="Courier2"/>
    </style:style>
    <style:style style:name="T4" style:family="text">
      <style:text-properties fo:color="#ffffff" fo:background-color="#0000ff" loext:char-shading-value="0" style:font-name-complex="Courier2"/>
    </style:style>
    <style:style style:name="T5" style:family="text">
      <style:text-properties fo:color="#ffffff" fo:background-color="#0000ff" loext:char-shading-value="0" style:font-name-asian="Noto Sans Mono CJK SC" style:font-name-complex="Courier2"/>
    </style:style>
    <style:style style:name="T6" style:family="text">
      <style:text-properties fo:color="#ffffff" fo:background-color="#0000ff" loext:char-shading-value="0" style:font-name-asian="Noto Sans Mono CJK SC" style:font-name-complex="Liberation Mono"/>
    </style:style>
    <style:style style:name="T7" style:family="text">
      <style:text-properties fo:color="#ffffff" fo:background-color="#ff0000" loext:char-shading-value="0"/>
    </style:style>
    <style:style style:name="T8" style:family="text">
      <style:text-properties fo:color="#ffffff" fo:background-color="#ff0000" loext:char-shading-value="0" style:font-name-complex="Courier2"/>
    </style:style>
    <style:style style:name="T9" style:family="text">
      <style:text-properties fo:color="#ffffff" fo:background-color="#f10d0c" loext:char-shading-value="0"/>
    </style:style>
    <style:style style:name="T10" style:family="text">
      <style:text-properties fo:color="#000000" style:font-name="Courier1" style:font-name-complex="Courier2"/>
    </style:style>
    <style:style style:name="T11" style:family="text">
      <style:text-properties fo:color="#000000" style:font-name="Courier1" fo:background-color="#00ff00" loext:char-shading-value="0" style:font-name-complex="Courier2"/>
    </style:style>
    <style:style style:name="T12" style:family="text">
      <style:text-properties fo:color="#000000" style:font-name-complex="Courier2"/>
    </style:style>
    <style:style style:name="T13" style:family="text">
      <style:text-properties fo:color="#000000" fo:background-color="#00ff00" loext:char-shading-value="0" style:font-name-complex="Courier2"/>
    </style:style>
    <style:style style:name="T14" style:family="text">
      <style:text-properties fo:background-color="#00ff00" loext:char-shading-value="0"/>
    </style:style>
    <style:style style:name="T15" style:family="text">
      <style:text-properties fo:background-color="#00ff00" loext:char-shading-value="0"/>
    </style:style>
    <style:style style:name="T16" style:family="text">
      <style:text-properties fo:background-color="#f10d0c" loext:char-shading-value="0"/>
    </style:style>
    <style:style style:name="T17" style:family="text">
      <style:text-properties officeooo:rsid="000b62d6"/>
    </style:style>
    <style:style style:name="T18" style:family="text">
      <style:text-properties style:font-name="Courier" fo:font-size="11pt" officeooo:rsid="000b62d6" style:font-size-asian="11pt" style:font-size-complex="11pt"/>
    </style:style>
    <style:style style:name="T19" style:family="text">
      <style:text-properties style:font-name="Courier" fo:font-size="11pt" officeooo:rsid="000c56e8" style:font-size-asian="11pt" style:font-size-complex="11pt"/>
    </style:style>
    <style:style style:name="T20" style:family="text">
      <style:text-properties officeooo:rsid="000c56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gt;Didymodactylos_carnosus_AllatostatinA | Dcar12455</text:p>
      <text:p text:style-name="P2"><text:span text:style-name="T4">MMYNAIIVISIVVLFHINVVYN</text:span><text:span text:style-name="T12">TAIHDTKSDAETIQDHEHQTSLIEQDSDDDTYDMN</text:span><text:span text:style-name="T8">KR</text:span><text:span text:style-name="T13">LANMKFASGLG</text:span><text:span text:style-name="T8">KR</text:span><text:span text:style-name="T13">LANMKFASGLG</text:span><text:span text:style-name="T8">KR</text:span><text:span text:style-name="T13">LANMKFASGLG</text:span><text:span text:style-name="T8">KR</text:span><text:span text:style-name="T13">LPSMKFASGLG</text:span><text:span text:style-name="T8">KR</text:span><text:span text:style-name="T12">NEYEGLMNYIGENGNEFNRQYV</text:span></text:p>
      <text:p text:style-name="P1"/>
      <text:p text:style-name="P1">&gt;Didymodactylos_carnosus_FMRFamide | Dcar11992</text:p>
      <text:p text:style-name="P1">MQPDRAPVPVDSEPDKNFIYELKSQHHDDDKSSSSENQDYLIDNINQRPFNSFISSNNYE</text:p>
      <text:p text:style-name="P1">DDEYQRSER<text:span text:style-name="T14">AAAFLRFG</text:span><text:span text:style-name="T16">R</text:span><text:span text:style-name="T14">PSSSFLRFG</text:span><text:span text:style-name="T16">R</text:span><text:span text:style-name="T14">SNPSFLRFG</text:span><text:span text:style-name="T16">R</text:span><text:span text:style-name="T14">SNPSFLRFG</text:span><text:span text:style-name="T16">R</text:span>VPAD<text:span text:style-name="T7">KR</text:span>TYQSSF</text:p>
      <text:p text:style-name="P1">LRFG</text:p>
      <text:p text:style-name="P1">&gt;Didymodactylos_carnosus_FMRFamide | Dcar19267</text:p>
      <text:p text:style-name="P1">MTRSIIYYSEPNKNFVYDVKQHNDD<text:span text:style-name="T7">KK</text:span>INSENQDYLTDDSKQRPLNSFTSDNDNDNDDEY</text:p>
      <text:p text:style-name="P1">QRSERAAMQ<text:span text:style-name="T16">K</text:span><text:span text:style-name="T14">FGPPSASFLRFG</text:span><text:span text:style-name="T16">R</text:span><text:span text:style-name="T14">SNPSFLRFG</text:span><text:span text:style-name="T16">R</text:span><text:span text:style-name="T14">SNPSFLRFG</text:span><text:span text:style-name="T16">R</text:span><text:span text:style-name="T14">SNPSFLRFG</text:span><text:span text:style-name="T16">R</text:span>TNLSPRL</text:p>
      <text:p text:style-name="P1">DWAPVE<text:span text:style-name="T7">KR</text:span>TQQASFLRFG</text:p>
      <text:p text:style-name="P1"/>
      <text:p text:style-name="P1">&gt;Didymodactylos_carnosus_Insulinlike | Dcar13721</text:p>
      <text:p text:style-name="P2"><text:span text:style-name="T10">MFNNFILKIIIIYLIILFSIFNQNIILSKHVSSLNNQNSEIFMNNIKQLSFIHSKEVRSSEITHHIKNAGITYTHRIINGQCWIKYNNSLLAEGEILEHR</text:span><text:span text:style-name="T2">KK</text:span><text:span text:style-name="T11">LYKVEDCLLERAYHVCGPNILVVL</text:span><text:span text:style-name="T10">KFVCRLAKKYTEATYKTGTSSPLTTFYRHTRSAK</text:span><text:span text:style-name="T11">ILTESCCRNICTIPELTRYCP</text:span><text:span text:style-name="T10">RKS</text:span></text:p>
      <text:p text:style-name="P6"/>
      <text:p text:style-name="P1">&gt;Didymodactylos_carnosus_Insulinlike | Dcar22552</text:p>
      <text:p text:style-name="P2"><text:span text:style-name="T10">KTMTLDNSIVDLSNSKNNLNLVISNSSTISNSNIIQEISDTSIGIVNNNIQQN</text:span><text:span text:style-name="T2">RR</text:span><text:span text:style-name="T11">ERKVRKICGPSLIRMLEAVCSKAKELTKTIESHD</text:span><text:span text:style-name="T2">KR</text:span><text:span text:style-name="T10">QLVLDYEDPYAR</text:span><text:span text:style-name="T11">TVAVIDNTQFSNTLVGDCCLKPCSINTLINYC</text:span></text:p>
      <text:p text:style-name="P2"/>
      <text:p text:style-name="P1"/>
      <text:p text:style-name="P1">&gt;Didymodactylos_carnosus_Leucokinin | Dcar4543</text:p>
      <text:p text:style-name="P2"><text:span text:style-name="T4">MKIDMILPGVVCWIFLMLTVVHS</text:span><text:span text:style-name="T12">FAFEHQIGKDVNADDEQKIHILEQHPSTLLSLLEDSHPTKFYPVYQESDINDFDDENDSSDDEHELE</text:span><text:span text:style-name="T8">KRR</text:span><text:span text:style-name="T13">FNAWAG</text:span><text:span text:style-name="T8">KR</text:span><text:span text:style-name="T12">MVPTKQ</text:span><text:span text:style-name="T8">R</text:span><text:span text:style-name="T13">FNAWAG</text:span><text:span text:style-name="T8">KR</text:span><text:span text:style-name="T12">SIPFYLREG</text:span><text:span text:style-name="T8">RR</text:span><text:span text:style-name="T13">FNAWAG</text:span><text:span text:style-name="T8">K</text:span></text:p>
      <text:p text:style-name="P1">&gt;Didymodactylos_carnosus_Leucokinin | Dcar5599</text:p>
      <text:p text:style-name="P2"><text:span text:style-name="T4">MKIDMILPGVVCWIFLMLTFMQSSA</text:span><text:span text:style-name="T12">VEHQDGKPINHSDEQEIHILRQDPSLLSKLENLHPTKFYSLFHENGHDGNQNSEELEFE</text:span><text:span text:style-name="T8">KRR</text:span><text:span text:style-name="T13">FNAWAG</text:span><text:span text:style-name="T8">KR</text:span><text:span text:style-name="T12">MVPI</text:span><text:span text:style-name="T8">KRR</text:span><text:span text:style-name="T13">FNAWAG</text:span><text:span text:style-name="T8">KR</text:span><text:span text:style-name="T12">SVPLHLREG</text:span><text:span text:style-name="T8">RR</text:span><text:span text:style-name="T13">FNAWAG</text:span><text:span text:style-name="T8">K</text:span></text:p>
      <text:p text:style-name="P1"/>
      <text:p text:style-name="P1"/>
      <text:p text:style-name="P1">&gt;Didymodactylos_carnosus_NeuropeptideF | Dcar4576</text:p>
      <text:p text:style-name="P2"><text:span text:style-name="T12">MTITQSMEPFSNVPPPPARPHRFYSR</text:span><text:span text:style-name="T13">QQLKEYLQKVHEYYSIVGRPRFG</text:span><text:span text:style-name="T8">R</text:span><text:span text:style-name="T12">LATDLPDIQKTKENASSELLLALFDNNLEQIFDYLDMDKNGYITRREFNERLLK</text:span></text:p>
      <text:p text:style-name="P1">&gt;Didymodactylos_carnosus_NeuropeptideF | Dcar5577</text:p>
      <text:p text:style-name="P2"><text:span text:style-name="T13">MPSQNASPDEWHLFWKLLHNYYAIIARPRFG</text:span><text:span text:style-name="T8">KR</text:span><text:span text:style-name="T12">TLENDVISNQSPPSSPNELLSIINKFTDNHHSEQSFPYSLNHIDANGDGRIELNELYRFLYPDL</text:span></text:p>
      <text:p text:style-name="P1">&gt;Didymodactylos_carnosus_NeuropeptideF | Dcar10911</text:p>
      <text:p text:style-name="P5"><text:span text:style-name="T13">MPNQNASPEEWNLFWKLLHNYYAIIARPRFG</text:span><text:span text:style-name="T8">KR</text:span><text:span text:style-name="T12">TVKNDAVPLKSISLLPDQLPSPDQLLSIINQYTDTNQS</text:span><text:span text:style-name="T8">KR</text:span><text:span text:style-name="T12">NSSHAFNHIDYNGNGRIDLNELYQFLYPELLSTDR</text:span></text:p>
      <text:p text:style-name="P1">&gt;Didymodactylos_carnosus_NeuropeptideF | Dcar32648</text:p>
      <text:p text:style-name="P1">M<text:span text:style-name="T5">YSLTSNLTLILFLMLFLIITV</text:span><text:span text:style-name="T6">Q</text:span><text:span text:style-name="T5">SI</text:span><text:span text:style-name="T14">QPFSDVPPPPPRPQRFYSRQQLKEYLQKVHEYYSIVGRPRFG</text:span><text:span text:style-name="T8">R</text:span>SDSSIRNKMKPKEAIAKSYTTLIDGIVDYLDMNKDGCITRNEYSERILSK</text:p>
      <text:p text:style-name="P1"/>
      <text:p text:style-name="P1">&gt;Didymodactylos_carnosus_NUCB1 | Dcar4121</text:p>
      <text:p text:style-name="P1"><text:span text:style-name="T4">MIGIKFTLLCCLSIIFSVYA</text:span><text:span text:style-name="T14">PPVNKSPSNNKGDSVNDEKEAKDILDDLEYARYLKEVVEILENDPKFKSMIDNATVDDIKSGNIAQHLSLVEHNVRTALDEAKQREIVRL</text:span><text:span text:style-name="T9">RK</text:span>LVAQKVRLLNDVHRRGGLRGTPNDHMKNIVPQHIDHHNLETFGVLDLEKLIRRASLDLDEIDKQREKEFKDYELRKEYDRREQLSHLSPEEQQKLEHQYQETLEKKKKHPKVNHPGSVDQMEEVWENVDHLEPEQFNPKTFFSLHDTNTDGFLDENEIEAIMLKEAEKIHNNATEVDAVEKQEELDRMREHVMREFDKNNDRMLSYQEFMSGINGTGAKNEQGWESIEDKPVYSDQEFQQFSDKMAHQSTPLPMHQQSQQHIERQQEHQAQQNPVPNNIPSPVNNQGYPGHQQQAQQNPVPNNIPLSV</text:p>
      <text:p text:style-name="P1">NNQGQQQQAQQNSAPNNIPSPVNNQGHPEQQHQAIHT</text:p>
      <text:p text:style-name="P1"/>
      <text:p text:style-name="P1"/>
      <text:p text:style-name="P1">&gt;Didymodactylos_carnosus_OrcokininB | Dcar5202</text:p>
      <text:p text:style-name="P2"><text:soft-page-break/><text:span text:style-name="T1">MESNESVVTLDVGELALFLFLLLFQKRTLDS</text:span><text:span text:style-name="T11">LSGSDFF</text:span><text:span text:style-name="T2">KK</text:span><text:span text:style-name="T11">SLDSLSGNDFF</text:span><text:span text:style-name="T2">KK</text:span><text:span text:style-name="T11">SLDSLSGNDFF</text:span><text:span text:style-name="T2">KR</text:span><text:span text:style-name="T10">EDE</text:span><text:span text:style-name="T2">KR</text:span><text:span text:style-name="T11">TLDSLSGSDFF</text:span><text:span text:style-name="T2">KK</text:span><text:span text:style-name="T11">SLDSLSGNDFF</text:span><text:span text:style-name="T2">KK</text:span><text:span text:style-name="T11">SLDSLSGNDFF</text:span><text:span text:style-name="T2">KK</text:span><text:span text:style-name="T11">SLDSLSGNDFF</text:span><text:span text:style-name="T2">KK</text:span><text:span text:style-name="T11">SLDSLSGNDFF</text:span><text:span text:style-name="T2">KR</text:span><text:span text:style-name="T11">SLDSLSGNDFF</text:span><text:span text:style-name="T2">KR</text:span><text:span text:style-name="T10">NDDLRTLYLIHELNLAHNGHRHPRHRFNKAQHHQED</text:span></text:p>
      <text:p text:style-name="P2"/>
      <text:p text:style-name="P1">&gt;Didymodactylos_carnosus_Phoenixin | Dcar12179</text:p>
      <text:p text:style-name="P2"><text:span text:style-name="T10">MQDNLEGKKKLPRPDLRVPNPLLRTPETLTNLRSRILIIGTVLGLGIGIGVVFVYPYMNIEKFKRIQKTTR</text:span><text:span text:style-name="T11">AELPPQETLQPAGLPVWRDPFD</text:span><text:span text:style-name="T2">RKR</text:span><text:span text:style-name="T10">TQG</text:span></text:p>
      <text:p text:style-name="P4"/>
      <text:p text:style-name="P9"><text:span text:style-name="T18">&gt;Didymodactylos_carnosus_</text:span><text:span text:style-name="T19">tachykinin</text:span><text:span text:style-name="T18"> | Dcar12455</text:span></text:p>
      <text:p text:style-name="P8"><text:span text:style-name="T1">MMMYNAIVIISIVVLFHINIVYN</text:span>STIHDARSNEETLQDHEHQISLIDQDDEDLYDMD<text:span text:style-name="T2">KR</text:span><text:span text:style-name="T15">LANMKFASGLG</text:span><text:span text:style-name="T3">KR</text:span><text:span text:style-name="T15">LANMKFASGLG</text:span><text:span text:style-name="T3">KR</text:span><text:span text:style-name="T15">LANMKFASGLG</text:span><text:span text:style-name="T3">KR</text:span><text:span text:style-name="T15">LANMKFASGLG</text:span><text:span text:style-name="T3">KR</text:span><text:span text:style-name="T15">LPSMKFASGLG</text:span><text:span text:style-name="T2">KR</text:span>NEYEDLMDFTDENENQFNRHYF</text:p>
      <text:p text:style-name="P4"/>
      <text:p text:style-name="P4"/>
      <text:p text:style-name="P3">Just like the other rotifer this has the <text:span text:style-name="T17">whole neurophysin domain but not the mature peptide region (partial)</text:span></text:p>
      <text:p text:style-name="P3"/>
      <text:p text:style-name="P1">&gt;Didymodactylos_carnosus_Vasopressin | Dcar29309</text:p>
      <text:p text:style-name="P1">CPKCGNNGQCFGPNICCSSYGGCRINHPADIKQCSSEDLSPLPCNINSLTCFTVNGGHCT</text:p>
      <text:p text:style-name="P1">ENGVCCNAESCHVDDTCHKQLIDNQQAPIW</text:p>
      <text:p text:style-name="P1">&gt;Didymodactylos_carnosus_Vasopressin | Dcar33844</text:p>
      <text:p text:style-name="P1">CPKCGNNGQCFGPNICCSSYDGCRINHPDDIIQCAFEGNNPIPCTIDSQSCSTVIGGQCA</text:p>
      <text:p text:style-name="P1">ENGVCCNAS</text:p>
      <text:p text:style-name="P1"/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1" svg:font-family="Courie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2" svg:font-family="Courier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editing-cycles>3</meta:editing-cycles>
    <dc:date>2024-04-08T17:04:20.808565042</dc:date>
    <meta:editing-duration>PT1H45M48S</meta:editing-duration>
    <meta:generator>LibreOffice/6.4.7.2$Linux_X86_64 LibreOffice_project/40$Build-2</meta:generator>
    <meta:document-statistic meta:table-count="0" meta:image-count="0" meta:object-count="0" meta:page-count="2" meta:paragraph-count="42" meta:word-count="93" meta:character-count="3362" meta:non-whitespace-character-count="3311"/>
  </office:meta>
</office:document-meta>
</file>